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4:52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5:08:21.506000000</dc:date>
    <meta:editing-duration>PT4H10M19S</meta:editing-duration>
    <meta:editing-cycles>179</meta:editing-cycles>
    <meta:generator>LibreOffice/5.1.0.3$Windows_x86 LibreOffice_project/5e3e00a007d9b3b6efb6797a8b8e57b51ab1f737</meta:generator>
    <meta:document-statistic meta:table-count="40" meta:cell-count="1802" meta:object-count="0"/>
  </office:meta>
</office:document-meta>
</file>